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ite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que productos usa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product 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5"/>
          <table:table-cell office:value-type="string">
            <text:p>product 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product c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5"/>
          <table:table-cell office:value-type="string">
            <text:p>product 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valoracion de productos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l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baja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otros</text:p>
          </table:table-cell>
          <table:table-cell office:value-type="string">
            <text:p>precios</text:p>
          </table:table-cell>
          <table:table-cell office:value-type="string">
            <text:p>disponibili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arato</text:p>
          </table:table-cell>
          <table:table-cell office:value-type="string">
            <text:p>ba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aro</text:p>
          </table:table-cell>
          <table:table-cell office:value-type="string">
            <text:p>medi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entrevista_opcion 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Item 1 </text:p>
          </table:table-cell>
          <table:table-cell table:style-name="ce1" office:value-type="string">
            <text:p>Item 2</text:p>
          </table:table-cell>
          <table:table-cell table:style-name="ce1" office:value-type="string">
            <text:p>item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 a</text:p>
          </table:table-cell>
          <table:table-cell office:value-type="string">
            <text:p>siempre</text:p>
          </table:table-cell>
          <table:table-cell office:value-type="string">
            <text:p>bara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 b</text:p>
          </table:table-cell>
          <table:table-cell office:value-type="string">
            <text:p>a veces</text:p>
          </table:table-cell>
          <table:table-cell office:value-type="string">
            <text:p>ni barato ni car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 c</text:p>
          </table:table-cell>
          <table:table-cell office:value-type="string">
            <text:p>pocas veces</text:p>
          </table:table-cell>
          <table:table-cell office:value-type="string">
            <text:p>car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 d</text:p>
          </table:table-cell>
          <table:table-cell office:value-type="string">
            <text:p>casi nunca</text:p>
          </table:table-cell>
          <table:table-cell office:value-type="string">
            <text:p>muy ca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unca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entrevista_resultado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item 1 </text:p>
          </table:table-cell>
          <table:table-cell table:style-name="ce1" office:value-type="string">
            <text:p>Item 2</text:p>
          </table:table-cell>
          <table:table-cell table:style-name="ce1" office:value-type="string">
            <text:p>Item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 b</text:p>
          </table:table-cell>
          <table:table-cell office:value-type="string">
            <text:p>siempre</text:p>
          </table:table-cell>
          <table:table-cell office:value-type="string">
            <text:p>car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 d</text:p>
          </table:table-cell>
          <table:table-cell office:value-type="string">
            <text:p>nunca</text:p>
          </table:table-cell>
          <table:table-cell office:value-type="string">
            <text:p>bara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 c</text:p>
          </table:table-cell>
          <table:table-cell office:value-type="string">
            <text:p>casi nunca</text:p>
          </table:table-cell>
          <table:table-cell office:value-type="string">
            <text:p>muy barat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14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uelfhis Asuaje</meta:initial-creator>
    <meta:creation-date>2011-11-01T11:58:56</meta:creation-date>
    <dc:date>2011-11-01T14:35:22</dc:date>
    <dc:creator>Wuelfhis Asuaje</dc:creator>
    <meta:editing-duration>PT20M33S</meta:editing-duration>
    <meta:editing-cycles>1</meta:editing-cycles>
    <meta:document-statistic meta:table-count="3" meta:cell-count="57" meta:object-count="0"/>
    <meta:generator>LibreOffice/3.3$Linux LibreOffice_project/330m19$Build-401</meta:generator>
  </office:meta>
</office:document-meta>
</file>